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z_source</text:p>
          </table:table-cell>
          <table:table-cell office:value-type="string" calcext:value-type="string">
            <text:p>z_lens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2.4504" calcext:value-type="float">
            <text:p>2.4504</text:p>
          </table:table-cell>
          <table:table-cell office:value-type="float" office:value="0.5869" calcext:value-type="float">
            <text:p>0.5869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2.6088" calcext:value-type="float">
            <text:p>2.6088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float" office:value="2.8209" calcext:value-type="float">
            <text:p>2.8209</text:p>
          </table:table-cell>
          <table:table-cell office:value-type="float" office:value="0.3957" calcext:value-type="float">
            <text:p>0.3957</text:p>
          </table:table-cell>
        </table:table-row>
        <table:table-row table:style-name="ro1">
          <table:table-cell office:value-type="float" office:value="23740" calcext:value-type="float">
            <text:p>23740</text:p>
          </table:table-cell>
          <table:table-cell office:value-type="float" office:value="2.2491" calcext:value-type="float">
            <text:p>2.2491</text:p>
          </table:table-cell>
          <table:table-cell office:value-type="float" office:value="0.4859" calcext:value-type="float">
            <text:p>0.4859</text:p>
          </table:table-cell>
        </table:table-row>
        <table:table-row table:style-name="ro1">
          <table:table-cell office:value-type="float" office:value="74249" calcext:value-type="float">
            <text:p>74249</text:p>
          </table:table-cell>
          <table:table-cell office:value-type="float" office:value="2.3633" calcext:value-type="float">
            <text:p>2.3633</text:p>
          </table:table-cell>
          <table:table-cell office:value-type="float" office:value="0.4936" calcext:value-type="float">
            <text:p>0.4936</text:p>
          </table:table-cell>
        </table:table-row>
        <table:table-row table:style-name="ro1">
          <table:table-cell office:value-type="float" office:value="75523" calcext:value-type="float">
            <text:p>75523</text:p>
          </table:table-cell>
          <table:table-cell office:value-type="float" office:value="2.6347" calcext:value-type="float">
            <text:p>2.6347</text:p>
          </table:table-cell>
          <table:table-cell office:value-type="float" office:value="0.7224" calcext:value-type="float">
            <text:p>0.7224</text:p>
          </table:table-cell>
        </table:table-row>
        <table:table-row table:style-name="ro1">
          <table:table-cell office:value-type="float" office:value="85621" calcext:value-type="float">
            <text:p>85621</text:p>
          </table:table-cell>
          <table:table-cell office:value-type="float" office:value="2.2335" calcext:value-type="float">
            <text:p>2.2335</text:p>
          </table:table-cell>
          <table:table-cell office:value-type="float" office:value="0.5074" calcext:value-type="float">
            <text:p>0.5074</text:p>
          </table:table-cell>
        </table:table-row>
        <table:table-row table:style-name="ro1">
          <table:table-cell office:value-type="float" office:value="91807" calcext:value-type="float">
            <text:p>91807</text:p>
          </table:table-cell>
          <table:table-cell office:value-type="float" office:value="2.344" calcext:value-type="float">
            <text:p>2.344</text:p>
          </table:table-cell>
          <table:table-cell office:value-type="float" office:value="0.5238" calcext:value-type="float">
            <text:p>0.5238</text:p>
          </table:table-cell>
        </table:table-row>
        <table:table-row table:style-name="ro1">
          <table:table-cell office:value-type="float" office:value="91859" calcext:value-type="float">
            <text:p>91859</text:p>
          </table:table-cell>
          <table:table-cell office:value-type="float" office:value="2.403" calcext:value-type="float">
            <text:p>2.403</text:p>
          </table:table-cell>
          <table:table-cell office:value-type="float" office:value="0.5811" calcext:value-type="float">
            <text:p>0.5811</text:p>
          </table:table-cell>
        </table:table-row>
        <table:table-row table:style-name="ro1">
          <table:table-cell office:value-type="float" office:value="111027" calcext:value-type="float">
            <text:p>111027</text:p>
          </table:table-cell>
          <table:table-cell office:value-type="float" office:value="2.3999" calcext:value-type="float">
            <text:p>2.3999</text:p>
          </table:table-cell>
          <table:table-cell office:value-type="float" office:value="0.6073" calcext:value-type="float">
            <text:p>0.6073</text:p>
          </table:table-cell>
        </table:table-row>
        <table:table-row table:style-name="ro1">
          <table:table-cell office:value-type="float" office:value="111040" calcext:value-type="float">
            <text:p>111040</text:p>
          </table:table-cell>
          <table:table-cell office:value-type="float" office:value="2.5024" calcext:value-type="float">
            <text:p>2.5024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111634" calcext:value-type="float">
            <text:p>111634</text:p>
          </table:table-cell>
          <table:table-cell office:value-type="float" office:value="2.4536" calcext:value-type="float">
            <text:p>2.4536</text:p>
          </table:table-cell>
          <table:table-cell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114154" calcext:value-type="float">
            <text:p>114154</text:p>
          </table:table-cell>
          <table:table-cell office:value-type="float" office:value="2.7624" calcext:value-type="float">
            <text:p>2.7624</text:p>
          </table:table-cell>
          <table:table-cell office:value-type="float" office:value="0.5858" calcext:value-type="float">
            <text:p>0.5858</text:p>
          </table:table-cell>
        </table:table-row>
        <table:table-row table:style-name="ro1">
          <table:table-cell office:value-type="float" office:value="120159" calcext:value-type="float">
            <text:p>120159</text:p>
          </table:table-cell>
          <table:table-cell office:value-type="float" office:value="2.1258" calcext:value-type="float">
            <text:p>2.1258</text:p>
          </table:table-cell>
          <table:table-cell office:value-type="float" office:value="0.5628" calcext:value-type="float">
            <text:p>0.5628</text:p>
          </table:table-cell>
        </table:table-row>
        <table:table-row table:style-name="ro1">
          <table:table-cell office:value-type="float" office:value="122656" calcext:value-type="float">
            <text:p>122656</text:p>
          </table:table-cell>
          <table:table-cell office:value-type="float" office:value="2.7322" calcext:value-type="float">
            <text:p>2.7322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float" office:value="222825" calcext:value-type="float">
            <text:p>222825</text:p>
          </table:table-cell>
          <table:table-cell office:value-type="float" office:value="2.8324" calcext:value-type="float">
            <text:p>2.8324</text:p>
          </table:table-cell>
          <table:table-cell office:value-type="float" office:value="0.5305" calcext:value-type="float">
            <text:p>0.5305</text:p>
          </table:table-cell>
        </table:table-row>
        <table:table-row table:style-name="ro1">
          <table:table-cell office:value-type="float" office:value="234248" calcext:value-type="float">
            <text:p>234248</text:p>
          </table:table-cell>
          <table:table-cell office:value-type="float" office:value="2.2649" calcext:value-type="float">
            <text:p>2.2649</text:p>
          </table:table-cell>
          <table:table-cell office:value-type="float" office:value="0.527" calcext:value-type="float">
            <text:p>0.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3:26:05.043656772</meta:creation-date>
    <dc:date>2016-11-30T13:33:55.854124682</dc:date>
    <meta:editing-duration>PT5M27S</meta:editing-duration>
    <meta:editing-cycles>2</meta:editing-cycles>
    <meta:generator>LibreOffice/4.2.8.2$Linux_X86_64 LibreOffice_project/420m0$Build-2</meta:generator>
    <meta:document-statistic meta:table-count="1" meta:cell-count="54" meta:object-count="0"/>
  </office:meta>
</office:document-meta>
</file>